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2. PLAN</text:p>
      <text:p text:style-name="Standard"/>
      <text:p text:style-name="Standard">Drugą ważną rzeczą odnośnie przyswajania wiedzy jest plan działania.</text:p>
      <text:p text:style-name="Standard">Jest on ważny, ponieważ bez niego jesteśmy w stanie się trochę pogubić,</text:p>
      <text:p text:style-name="Standard">odnośnie tego, czego mamy się nauczyć, w jakim czasie.</text:p>
      <text:p text:style-name="Standard"/>
      <text:p text:style-name="Standard">Struktura planu nie jest zbyt skomplikowana.</text:p>
      <text:p text:style-name="Standard"/>
      <text:p text:style-name="Standard">Ja polecam robić to od największych zasobów czasowych do najmniejszych,</text:p>
      <text:p text:style-name="Standard">to znaczy</text:p>
      <text:p text:style-name="Standard">jeśli mamy do dyspozycji 8 miesięcy</text:p>
      <text:p text:style-name="Standard">napisać co chcemy osiągnąć po 8 miesiącach</text:p>
      <text:p text:style-name="Standard">później rozbić to na miesiące, czyli podzielić materiał w tym przypadku średnio na 8</text:p>
      <text:p text:style-name="Standard">później z poszczególnych miesięcy rozbić na tygodnie, czyli każdy miesiąc rozbijamy na 4</text:p>
      <text:p text:style-name="Standard">później każdy tydzień rozbijamy na 7</text:p>
      <text:p text:style-name="Standard">chodź ja polecam rozbić na 5 ( pon, wt, śr, czw, pt, ),</text:p>
      <text:p text:style-name="Standard">a sobotę i niedzielę zostawić na odpoczynek lub na tak zwaną rezerwę ( dni, w którym nadrabiamy dany materiał, jeśli nie wyrobimy się z czymś przez te 5 dni ).</text:p>
      <text:p text:style-name="Standard"/>
      <text:p text:style-name="Standard"/>
      <text:p text:style-name="Standard">Jak te plany wyglądały u mnie, pokażę w plikach.</text:p>
      <text:p text:style-name="Standard">(„JAK W PROSTY SPOSÓB ZDAĆ MATURĘ część 2 )</text:p>
      <text:p text:style-name="Standard">Są to może proste plany, ale właśnie chodzi o to, by nie były zbyt skomplikowane.</text:p>
      <text:p text:style-name="Standard">Piszemy punkty, nie wypracowanie.</text:p>
      <text:p text:style-name="Standard"/>
      <text:p text:style-name="Standard"/>
      <text:p text:style-name="Standard"/>
      <text:p text:style-name="Standard"/>
      <text:list xml:id="list1459172817545912479" text:style-name="L1">
        <text:list-item>
          <text:p text:style-name="P1">Język Polski</text:p>
        </text:list-item>
      </text:list>
      <text:p text:style-name="Standard"/>
      <text:p text:style-name="Standard"/>
      <text:list xml:id="list9043655572248497483" text:style-name="L2">
        <text:list-item>
          <text:p text:style-name="P2">Matematyka</text:p>
        </text:list-item>
      </text:list>
      <text:p text:style-name="Standard"/>
      <text:p text:style-name="Standard"/>
      <text:list xml:id="list2107110201723062001" text:style-name="L3">
        <text:list-item>
          <text:p text:style-name="P3">Język Angielski</text:p>
        </text:list-item>
      </text:list>
      <text:p text:style-name="Standard"/>
      <text:p text:style-name="Standard"/>
      <text:list xml:id="list7110893710841466211" text:style-name="L4">
        <text:list-item>
          <text:p text:style-name="P4">Język Angielski Rozszerzony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Łucja Szulim</meta:initial-creator>
    <meta:creation-date>2024-05-28T08:57:58.81</meta:creation-date>
    <dc:date>2024-06-10T08:46:52.37</dc:date>
    <dc:creator>Łucja Szulim</dc:creator>
    <meta:editing-duration>PT8M22S</meta:editing-duration>
    <meta:editing-cycles>1</meta:editing-cycles>
    <meta:generator>OpenOffice/4.1.10$Win32 OpenOffice.org_project/4110m2$Build-9807</meta:generator>
    <meta:document-statistic meta:table-count="0" meta:image-count="0" meta:object-count="0" meta:page-count="1" meta:paragraph-count="22" meta:word-count="188" meta:character-count="1100"/>
  </office:meta>
</office:document-meta>
</file>